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trateg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404" calcext:value-type="float">
            <text:p>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96" calcext:value-type="float">
            <text:p>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395" calcext:value-type="float">
            <text:p>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393" calcext:value-type="float">
            <text:p>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92" calcext:value-type="float">
            <text:p>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391" calcext:value-type="float">
            <text:p>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91" calcext:value-type="float">
            <text:p>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90" calcext:value-type="float">
            <text:p>3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90" calcext:value-type="float">
            <text:p>3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89" calcext:value-type="float">
            <text:p>3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89" calcext:value-type="float">
            <text:p>3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88" calcext:value-type="float">
            <text:p>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87" calcext:value-type="float">
            <text:p>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84" calcext:value-type="float">
            <text:p>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83" calcext:value-type="float">
            <text:p>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83" calcext:value-type="float">
            <text:p>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378" calcext:value-type="float">
            <text:p>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78" calcext:value-type="float">
            <text:p>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74" calcext:value-type="float">
            <text:p>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65" calcext:value-type="float">
            <text:p>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65" calcext:value-type="float">
            <text:p>3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55" calcext:value-type="float">
            <text:p>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54" calcext:value-type="float">
            <text:p>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number-columns-repeated="1020"/>
        </table:table-row>
      </table:table>
      <table:table table:name="Order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417" calcext:value-type="float">
            <text:p>417</text:p>
          </table:table-cell>
        </table:table-row>
      </table:table>
      <table:table table:name="Saturatio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</table:table-row>
      </table:table>
      <table:named-expressions/>
      <table:database-ranges>
        <table:database-range table:name="__Anonymous_Sheet_DB__0" table:target-range-address="Strategy.A2:Strategy.D61" table:contains-header="false">
          <table:sort>
            <table:sort-by table:field-number="3" table:order="descending" table:data-type="automatic"/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43:04.093718484</meta:creation-date>
    <dc:date>2016-09-06T10:48:36.137097082</dc:date>
    <meta:editing-duration>P0D</meta:editing-duration>
    <meta:editing-cycles>1</meta:editing-cycles>
    <meta:document-statistic meta:table-count="3" meta:cell-count="297" meta:object-count="0"/>
    <meta:generator>LibreOffice/4.2.8.2$Linux_X86_64 LibreOffice_project/420m0$Build-2</meta:generator>
  </office:meta>
</office:document-meta>
</file>